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notes">
      <style:graphic-properties draw:fill-color="#ffffff" fo:min-height="12.433cm"/>
    </style:style>
    <style:style style:name="pr4" style:family="presentation" style:parent-style-name="Standard-title">
      <style:graphic-properties fo:min-height="3.387cm"/>
    </style:style>
    <style:style style:name="pr5" style:family="presentation" style:parent-style-name="Standard-outline1">
      <style:graphic-properties fo:min-height="11.763cm"/>
    </style:style>
    <style:style style:name="pr6" style:family="presentation" style:parent-style-name="Standard-notes">
      <style:graphic-properties draw:fill-color="#ffffff" draw:auto-grow-height="true" fo:min-height="12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use-date-time-name="dtd1"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header>
                <text:p text:style-name="P3"><text:span text:style-name="T2">Daniel Akrap &amp; Lidia Krus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 presentation:use-date-time-name="dtd1">
        <draw:frame presentation:style-name="pr4" draw:layer="layout" svg:width="22.86cm" svg:height="3.647cm" svg:x="1.27cm" svg:y="2.833cm" presentation:class="title" presentation:placeholder="true">
          <draw:text-box/>
        </draw:frame>
        <draw:frame presentation:style-name="pr5" draw:layer="layout" svg:width="11.155cm" svg:height="12.013cm" svg:x="1.27cm" svg:y="6.249cm" presentation:class="outline" presentation:placeholder="true">
          <draw:text-box/>
        </draw:frame>
        <draw:frame presentation:style-name="pr5" draw:layer="layout" svg:width="11.155cm" svg:height="12.013cm" svg:x="12.983cm" svg:y="6.249cm" presentation:class="outline" presentation:placeholder="true">
          <draw:text-box/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4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4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4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T1" style:family="text">
      <style:text-properties fo:language="de" fo:country="DE"/>
    </style:style>
    <style:style style:name="MT2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3" style:family="text">
      <style:text-properties fo:color="#438086" fo:font-size="8pt" fo:language="de" fo:country="DE" style:font-size-asian="8pt" style:font-size-complex="8pt"/>
    </style:style>
    <style:style style:name="MT4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Hintergrundobjekte" svg:width="25.4cm" svg:height="0.233cm" svg:x="0cm" svg:y="1.019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Hintergrundobjekte" svg:width="25.4cm" svg:height="0.86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Hintergrundobjekte" svg:width="25.4cm" svg:height="0.256cm" svg:x="0cm" svg:y="0.855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Hintergrundobjekte" svg:width="10.372cm" svg:height="0.251cm" svg:x="15.028cm" svg:y="0.999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Hintergrundobjekte" svg:width="10.372cm" svg:height="0.503cm" svg:x="15.028cm" svg:y="1.219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Hintergrundobjekte" svg:width="8.51cm" svg:height="0.08cm" svg:x="15.02cm" svg:y="1.38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Hintergrundobjekte" svg:width="4.445cm" svg:height="0.101cm" svg:x="20.483cm" svg:y="1.636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Hintergrundobjekte" svg:width="0.159cm" svg:height="1.724cm" svg:x="25.237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Hintergrundobjekte" svg:width="0.08cm" svg:height="1.724cm" svg:x="25.122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Hintergrundobjekte" svg:width="0.027cm" svg:height="1.724cm" svg:x="25.069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Hintergrundobjekte" svg:width="0.075cm" svg:height="1.724cm" svg:x="24.933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Hintergrundobjekte" svg:width="0.154cm" svg:height="1.627cm" svg:x="24.765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Hintergrundobjekte" svg:width="0.022cm" svg:height="1.627cm" svg:x="24.65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2.013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1"><text:date style:data-style-name="D3" text:date-value="2013-05-02">02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1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2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Hintergrundobjekte" svg:width="10.372cm" svg:height="0.252cm" svg:x="15.028cm" svg:y="10.583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Hintergrundobjekte" svg:width="10.372cm" svg:height="0.533cm" svg:x="15.028cm" svg:y="10.824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Hintergrundobjekte" svg:width="10.372cm" svg:height="0.026cm" svg:x="15.028cm" svg:y="11.43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Hintergrundobjekte" svg:width="5.46cm" svg:height="0.053cm" svg:x="15.028cm" svg:y="11.565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Hintergrundobjekte" svg:width="5.46cm" svg:height="0.026cm" svg:x="15.028cm" svg:y="11.664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Hintergrundobjekte" svg:width="8.511cm" svg:height="0.075cm" svg:x="15.028cm" svg:y="11.007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Hintergrundobjekte" svg:width="4.445cm" svg:height="0.101cm" svg:x="20.492cm" svg:y="11.28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Hintergrundobjekte" svg:width="25.4cm" svg:height="0.679cm" svg:x="0cm" svg:y="10.138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Hintergrundobjekte" svg:width="25.4cm" svg:height="0.392cm" svg:x="0cm" svg:y="10.209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Hintergrundobjekte" svg:width="7.585cm" svg:height="0.688cm" svg:x="17.815cm" svg:y="10.12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Hintergrundobjekte" svg:width="25.4cm" svg:height="10.283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2.013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3">
            <text:list-header>
              <text:p text:style-name="MP8"><text:span text:style-name="MT3"><text:date style:data-style-name="D3" text:date-value="2013-05-02">02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list text:style-name="ML3">
            <text:list-header>
              <text:p text:style-name="MP11"><text:span text:style-name="MT3"/></text:p>
            </text:list-header>
          </text:list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4">
            <text:list-header>
              <text:p text:style-name="MP11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2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Hintergrundobjekte" svg:width="25.4cm" svg:height="0.233cm" svg:x="0cm" svg:y="1.019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Hintergrundobjekte" svg:width="25.4cm" svg:height="0.86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Hintergrundobjekte" svg:width="25.4cm" svg:height="0.256cm" svg:x="0cm" svg:y="0.855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Hintergrundobjekte" svg:width="10.372cm" svg:height="0.251cm" svg:x="15.028cm" svg:y="0.999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Hintergrundobjekte" svg:width="10.372cm" svg:height="0.503cm" svg:x="15.028cm" svg:y="1.219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Hintergrundobjekte" svg:width="8.51cm" svg:height="0.08cm" svg:x="15.02cm" svg:y="1.38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Hintergrundobjekte" svg:width="4.445cm" svg:height="0.101cm" svg:x="20.483cm" svg:y="1.636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Hintergrundobjekte" svg:width="0.159cm" svg:height="1.724cm" svg:x="25.237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Hintergrundobjekte" svg:width="0.08cm" svg:height="1.724cm" svg:x="25.122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Hintergrundobjekte" svg:width="0.027cm" svg:height="1.724cm" svg:x="25.069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Hintergrundobjekte" svg:width="0.075cm" svg:height="1.724cm" svg:x="24.933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Hintergrundobjekte" svg:width="0.154cm" svg:height="1.627cm" svg:x="24.765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Hintergrundobjekte" svg:width="0.022cm" svg:height="1.627cm" svg:x="24.65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2.013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3">
            <text:list-header>
              <text:p text:style-name="MP8"><text:span text:style-name="MT3"><text:date style:data-style-name="D3" text:date-value="2013-05-02">02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4">
            <text:list-header>
              <text:p text:style-name="MP11"><text:span text:style-name="MT4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list text:style-name="ML3">
            <text:list-header>
              <text:p text:style-name="MP11"><text:span text:style-name="MT3"/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2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Hintergrundobjekte" svg:width="25.4cm" svg:height="0.233cm" svg:x="0cm" svg:y="1.019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Hintergrundobjekte" svg:width="25.4cm" svg:height="0.864cm" svg:x="0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Hintergrundobjekte" svg:width="25.4cm" svg:height="0.256cm" svg:x="0cm" svg:y="0.855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Hintergrundobjekte" svg:width="10.372cm" svg:height="0.251cm" svg:x="15.028cm" svg:y="0.999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Hintergrundobjekte" svg:width="10.372cm" svg:height="0.503cm" svg:x="15.028cm" svg:y="1.219cm">
        <text:list text:style-name="ML4">
          <text:list-header>
            <text:p/>
          </text:list-header>
        </text:list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Hintergrundobjekte" svg:width="8.51cm" svg:height="0.08cm" svg:x="15.02cm" svg:y="1.38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Hintergrundobjekte" svg:width="4.445cm" svg:height="0.101cm" svg:x="20.483cm" svg:y="1.636cm">
        <text:list text:style-name="ML4">
          <text:list-header>
            <text:p/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Hintergrundobjekte" svg:width="0.159cm" svg:height="1.724cm" svg:x="25.237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Hintergrundobjekte" svg:width="0.08cm" svg:height="1.724cm" svg:x="25.122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Hintergrundobjekte" svg:width="0.027cm" svg:height="1.724cm" svg:x="25.069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Hintergrundobjekte" svg:width="0.075cm" svg:height="1.724cm" svg:x="24.933cm" svg:y="-0.004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Hintergrundobjekte" svg:width="0.154cm" svg:height="1.627cm" svg:x="24.765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Hintergrundobjekte" svg:width="0.022cm" svg:height="1.627cm" svg:x="24.65cm" svg:y="0cm">
        <text:list text:style-name="ML4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2.013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3">
            <text:list-header>
              <text:p text:style-name="MP8"><text:span text:style-name="MT3"><text:date style:data-style-name="D3" text:date-value="2013-05-02">02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list text:style-name="ML3">
            <text:list-header>
              <text:p text:style-name="MP11"><text:span text:style-name="MT3"/></text:p>
            </text:list-header>
          </text:list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4">
            <text:list-header>
              <text:p text:style-name="MP11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2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area X-ray detectors based on amorohous silicon technology</dc:title>
    <meta:initial-creator>dakrap</meta:initial-creator>
    <meta:creation-date>2013-01-23T22:23:20</meta:creation-date>
    <dc:creator>Daniel Akrap</dc:creator>
    <dc:date>2013-05-02T18:13:45</dc:date>
    <meta:print-date>2013-01-24T20:16:32</meta:print-date>
    <meta:editing-cycles>68</meta:editing-cycles>
    <meta:generator>LibreOffice/4.0.2.2$Linux_X86_64 LibreOffice_project/400m0$Build-2</meta:generator>
    <meta:editing-duration>P0D</meta:editing-duration>
    <meta:document-statistic meta:object-count="117"/>
  </office:meta>
</office:document-meta>
</file>